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4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aliquota</text:p>
          </table:table-cell>
        </table:table-row>
        <table:table-row table:style-name="ro1">
          <table:table-cell office:value-type="float" office:value="6201001" calcext:value-type="float">
            <text:p>6201001</text:p>
          </table:table-cell>
          <table:table-cell office:value-type="string" calcext:value-type="string">
            <text:p>DESENVOLVIMENTO DE SOFTWARE SOB ENCOMENDA E OUTRAS CONSULTORIAS EM 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1002" calcext:value-type="float">
            <text:p>6201002</text:p>
          </table:table-cell>
          <table:table-cell office:value-type="string" calcext:value-type="string">
            <text:p>CONSULTORIA EM TECNOLOGIA DA INFORMAC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1003" calcext:value-type="float">
            <text:p>6201003</text:p>
          </table:table-cell>
          <table:table-cell office:value-type="string" calcext:value-type="string">
            <text:p>DESENVOLVIMENTO E LICENCIAMENTO DE PROGRAMAS DE COMPUTADOR CUSTOMIZAVE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1004" calcext:value-type="float">
            <text:p>6201004</text:p>
          </table:table-cell>
          <table:table-cell office:value-type="string" calcext:value-type="string">
            <text:p>DESENVOLVIMENTO DE PROGRAMAS DE COMPUTADOR SOB ENCOME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1005" calcext:value-type="float">
            <text:p>6201005</text:p>
          </table:table-cell>
          <table:table-cell office:value-type="string" calcext:value-type="string">
            <text:p>DESENVOLVIMENTO E LICENCIAMENTO DE PROGRAMAS DE COMPUTADOR NAO-CUSTOMIZAVE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1006" calcext:value-type="float">
            <text:p>6201006</text:p>
          </table:table-cell>
          <table:table-cell office:value-type="string" calcext:value-type="string">
            <text:p>TRATAMENTO DE DAD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01007" calcext:value-type="float">
            <text:p>6201007</text:p>
          </table:table-cell>
          <table:table-cell office:value-type="string" calcext:value-type="string">
            <text:p>WEB DESIG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0:44:12.590000000</meta:creation-date>
    <dc:date>2019-09-13T10:45:55.641000000</dc:date>
    <meta:editing-duration>PT1M43S</meta:editing-duration>
    <meta:editing-cycles>1</meta:editing-cycles>
    <meta:document-statistic meta:table-count="1" meta:cell-count="32" meta:object-count="0"/>
    <meta:generator>LibreOffice/5.3.4.2$Windows_X86_64 LibreOffice_project/f82d347ccc0be322489bf7da61d7e4ad13fe2ff3</meta:generator>
  </office:meta>
</office:document-meta>
</file>